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26in"/>
    </style:style>
    <style:style style:name="co3" style:family="table-column">
      <style:table-column-properties fo:break-before="auto" style:column-width="1.1209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1.5453in"/>
    </style:style>
    <style:style style:name="co7" style:family="table-column">
      <style:table-column-properties fo:break-before="auto" style:column-width="1.839in"/>
    </style:style>
    <style:style style:name="co8" style:family="table-column">
      <style:table-column-properties fo:break-before="auto" style:column-width="0.9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8"/>
        <table:table-column table:style-name="co8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Seabotix Motor Controller BOM</text:p>
          </table:table-cell>
          <table:table-cell table:style-name="Default" table:number-columns-repeated="2"/>
          <table:table-cell table:style-name="ce5" office:value-type="date" office:date-value="2015-01-03" calcext:value-type="date">
            <text:p>2015-01-03</text:p>
          </table:table-cell>
          <table:table-cell table:style-name="Default" office:value-type="string" calcext:value-type="string">
            <text:p>Evan Widloski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6"/>
          <table:table-cell table:style-name="ce7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7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x Rating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Parts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Part No</text:p>
          </table:table-cell>
          <table:table-cell table:style-name="ce1" office:value-type="string" calcext:value-type="string">
            <text:p>Unit Cost</text:p>
          </table:table-cell>
          <table:table-cell table:style-name="ce3" office:value-type="string" calcext:value-type="string">
            <text:p>Qty to Buy</text:p>
          </table:table-cell>
          <table:table-cell table:style-name="ce1" office:value-type="string" calcext:value-type="string">
            <text:p>Cost</text:p>
          </table:table-cell>
          <table:table-cell table:style-name="ce1"/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HD-2X3</text:p>
          </table:table-cell>
          <table:table-cell office:value-type="string" calcext:value-type="string">
            <text:p>ISP</text:p>
          </table:table-cell>
          <table:table-cell/>
          <table:table-cell table:style-name="ce2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ready have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25V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2, C4, C8, C10, C15</text:p>
          </table:table-cell>
          <table:table-cell office:value-type="string" calcext:value-type="string">
            <text:p>http://www.digikey.com/product-detail/en/CC0603ZRY5V9BB104/311-1343-1-ND/2103127</text:p>
          </table:table-cell>
          <table:table-cell office:value-type="string" calcext:value-type="string">
            <text:p>311-1343-1-ND</text:p>
          </table:table-cell>
          <table:table-cell office:value-type="float" office:value="0.1" calcext:value-type="float">
            <text:p>0.1</text:p>
          </table:table-cell>
          <table:table-cell table:formula="of:=[.A6]*8" office:value-type="float" office:value="40" calcext:value-type="float">
            <text:p>40</text:p>
          </table:table-cell>
          <table:table-cell table:formula="of:=[.H6]*[.I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.22uF</text:p>
          </table:table-cell>
          <table:table-cell office:value-type="string" calcext:value-type="string">
            <text:p>25V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http://www.digikey.com/product-detail/en/TMK107B7224KA-T/587-1246-1-ND/931023</text:p>
          </table:table-cell>
          <table:table-cell office:value-type="string" calcext:value-type="string">
            <text:p>587-1246-1-ND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H7]*[.I7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http://www.digikey.com/product-detail/en/ERJ-3EKF1004V/P1.00MHCT-ND/198072</text:p>
          </table:table-cell>
          <table:table-cell office:value-type="string" calcext:value-type="string">
            <text:p>P1.00MHCT-ND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H8]*[.I8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http://www.digikey.com/product-detail/en/ERJ-3EKF3300V/P330HCT-ND/1746761</text:p>
          </table:table-cell>
          <table:table-cell office:value-type="string" calcext:value-type="string">
            <text:p>P330HCT-ND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H9]*[.I9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2, R6,R13, R14</text:p>
          </table:table-cell>
          <table:table-cell office:value-type="string" calcext:value-type="string">
            <text:p>http://www.digikey.com/product-detail/en/ERJ-3EKF1001V/P1.00KHCT-ND/198071</text:p>
          </table:table-cell>
          <table:table-cell office:value-type="string" calcext:value-type="string">
            <text:p>P1.0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table:formula="of:=[.H10]*[.I1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http://www.digikey.com/product-detail/en/UMK107B7474KA-TR/587-3170-1-ND/3194939</text:p>
          </table:table-cell>
          <table:table-cell table:style-name="ce9" office:value-type="string" calcext:value-type="string">
            <text:p>587-3170-1-ND</text:p>
          </table:table-cell>
          <table:table-cell office:value-type="float" office:value="0.24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table:formula="of:=[.H11]*[.I11]" office:value-type="float" office:value="2.4" calcext:value-type="float">
            <text:p>2.4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9, R10, R11, R18</text:p>
          </table:table-cell>
          <table:table-cell office:value-type="string" calcext:value-type="string">
            <text:p>http://www.digikey.com/product-detail/en/ERJ-3EKF10R0V/P10.0HCT-ND/198100</text:p>
          </table:table-cell>
          <table:table-cell office:value-type="string" calcext:value-type="string">
            <text:p>P10.0HCT-ND </text:p>
          </table:table-cell>
          <table:table-cell office:value-type="float" office:value="0.1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table:formula="of:=[.H12]*[.I12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http://www.digikey.com/product-detail/en/CL10B475KQ8NQNC/1276-2087-1-ND/3890173</text:p>
          </table:table-cell>
          <table:table-cell office:value-type="string" calcext:value-type="string">
            <text:p>1276-2087-1-ND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H13]*[.I13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25V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1, C3, C9</text:p>
          </table:table-cell>
          <table:table-cell office:value-type="string" calcext:value-type="string">
            <text:p>http://www.digikey.com/product-detail/en/TMK107B7105KA-T/587-2984-1-ND/2714177</text:p>
          </table:table-cell>
          <table:table-cell table:style-name="ce10" office:value-type="string" calcext:value-type="string">
            <text:p>587-2984-1-ND</text:p>
          </table:table-cell>
          <table:table-cell office:value-type="float" office:value="0.1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table:formula="of:=[.H14]*[.I14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2.2uF</text:p>
          </table:table-cell>
          <table:table-cell table:style-name="ce4" office:value-type="string" calcext:value-type="string">
            <text:p>100V</text:p>
          </table:table-cell>
          <table:table-cell office:value-type="float" office:value="603" calcext:value-type="float">
            <text:p>603</text:p>
          </table:table-cell>
          <table:table-cell table:style-name="ce4" office:value-type="string" calcext:value-type="string">
            <text:p>C14</text:p>
          </table:table-cell>
          <table:table-cell table:style-name="ce4" office:value-type="string" calcext:value-type="string">
            <text:p>http://www.digikey.com/product-detail/en/CC0603ZRY5V5BB225/311-1452-1-ND/2833758</text:p>
          </table:table-cell>
          <table:table-cell table:style-name="ce10" office:value-type="string" calcext:value-type="string">
            <text:p>311-1452-1-ND</text:p>
          </table:table-cell>
          <table:table-cell office:value-type="float" office:value="0.11" calcext:value-type="float">
            <text:p>0.11</text:p>
          </table:table-cell>
          <table:table-cell office:value-type="float" office:value="10" calcext:value-type="float">
            <text:p>10</text:p>
          </table:table-cell>
          <table:table-cell table:formula="of:=[.H15]*[.I15]" office:value-type="float" office:value="1.1" calcext:value-type="float">
            <text:p>1.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.3k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http://www.digikey.com/product-detail/en/ERJ-3EKF3301V/P3.30KHCT-ND/1746762</text:p>
          </table:table-cell>
          <table:table-cell table:style-name="ce10" office:value-type="string" calcext:value-type="string">
            <text:p>P3.3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H16]*[.I16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1,R5</text:p>
          </table:table-cell>
          <table:table-cell office:value-type="string" calcext:value-type="string">
            <text:p>http://www.digikey.com/product-detail/en/ERJ-3EKF1002V/P10.0KHCT-ND/198102</text:p>
          </table:table-cell>
          <table:table-cell table:style-name="ce10" office:value-type="string" calcext:value-type="string">
            <text:p>P10.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formula="of:=[.H17]*[.I17]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25V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http://www.digikey.com/product-detail/en/C1608C0G1H220J080AA/445-1273-1-ND/567670</text:p>
          </table:table-cell>
          <table:table-cell table:style-name="ce10" office:value-type="string" calcext:value-type="string">
            <text:p>445-1273-1-ND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H18]*[.I18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25V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http://www.digikey.com/product-detail/en/CL21A226MAQNNNE/1276-2908-1-ND/3890994</text:p>
          </table:table-cell>
          <table:table-cell table:style-name="ce10" office:value-type="string" calcext:value-type="string">
            <text:p>1276-2908-1-ND</text:p>
          </table:table-cell>
          <table:table-cell office:value-type="float" office:value="0.47" calcext:value-type="float">
            <text:p>0.47</text:p>
          </table:table-cell>
          <table:table-cell office:value-type="float" office:value="10" calcext:value-type="float">
            <text:p>10</text:p>
          </table:table-cell>
          <table:table-cell table:formula="of:=[.H19]*[.I19]" office:value-type="float" office:value="4.7" calcext:value-type="float">
            <text:p>4.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7</text:p>
          </table:table-cell>
          <table:table-cell table:style-name="ce6" office:value-type="string" calcext:value-type="string">
            <text:p>http://www.digikey.com/product-detail/en/ERJ-3EKF3302V/P33.0KHCT-ND/1746763</text:p>
          </table:table-cell>
          <table:table-cell table:style-name="ce10" office:value-type="string" calcext:value-type="string">
            <text:p>P33.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H20]*[.I20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http://www.digikey.com/product-detail/en/ERJ-3EKF5102V/P51.0KHCT-ND/1746788</text:p>
          </table:table-cell>
          <table:table-cell table:style-name="ce10" office:value-type="string" calcext:value-type="string">
            <text:p>P51.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H21]*[.I21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25V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http://www.digikey.com/product-detail/en/C1608X7R1C224K080AC/445-1318-1-ND/567690</text:p>
          </table:table-cell>
          <table:table-cell office:value-type="string" calcext:value-type="string">
            <text:p>445-1318-1-ND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formula="of:=[.H22]*[.I22]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http://www.digikey.com/product-detail/en/ERJ-3EKF1003V/P100KHCT-ND/198110</text:p>
          </table:table-cell>
          <table:table-cell table:style-name="ce10" office:value-type="string" calcext:value-type="string">
            <text:p>P10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H23]*[.I23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http://www.digikey.com/product-detail/en/RMCF0603JT120R/RMCF0603JT120RCT-ND/1943157</text:p>
          </table:table-cell>
          <table:table-cell office:value-type="string" calcext:value-type="string">
            <text:p>P120HCT-ND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H24]*[.I24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EXB38V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http://www.digikey.com/product-detail/en/ERJ-3EKF1200V/P120HCT-ND/1746726</text:p>
          </table:table-cell>
          <table:table-cell office:value-type="string" calcext:value-type="string">
            <text:p>742C083102JPCT-ND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H25]*[.I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http://www.digikey.com/product-detail/en/ERJ-3EKF2200V/P220HCT-ND/1746741</text:p>
          </table:table-cell>
          <table:table-cell office:value-type="string" calcext:value-type="string">
            <text:p>P220HCT-ND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H26]*[.I26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LLEGRO-A3921</text:p>
          </table:table-cell>
          <table:table-cell/>
          <table:table-cell office:value-type="string" calcext:value-type="string">
            <text:p>ALLEGRO-A3921</text:p>
          </table:table-cell>
          <table:table-cell office:value-type="string" calcext:value-type="string">
            <text:p>ALLGR</text:p>
          </table:table-cell>
          <table:table-cell office:value-type="string" calcext:value-type="string">
            <text:p>http://www.digikey.com/product-detail/en/A3921KLPTR-T/620-1523-1-ND/4318335</text:p>
          </table:table-cell>
          <table:table-cell office:value-type="string" calcext:value-type="string">
            <text:p>620-1523-1-ND</text:p>
          </table:table-cell>
          <table:table-cell office:value-type="float" office:value="4.03" calcext:value-type="float">
            <text:p>4.03</text:p>
          </table:table-cell>
          <table:table-cell office:value-type="float" office:value="10" calcext:value-type="float">
            <text:p>10</text:p>
          </table:table-cell>
          <table:table-cell table:formula="of:=[.H27]*[.I27]" office:value-type="float" office:value="40.3" calcext:value-type="float">
            <text:p>40.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SPI-4030S</text:p>
          </table:table-cell>
          <table:table-cell/>
          <table:table-cell office:value-type="string" calcext:value-type="string">
            <text:p>ASPI-4030S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http://www.digikey.com/product-detail/en/ASPI-4030S-100M-T/535-12314-1-ND/4214914</text:p>
          </table:table-cell>
          <table:table-cell office:value-type="string" calcext:value-type="string">
            <text:p>535-12314-1-ND</text:p>
          </table:table-cell>
          <table:table-cell office:value-type="float" office:value="0.5" calcext:value-type="float">
            <text:p>0.5</text:p>
          </table:table-cell>
          <table:table-cell table:formula="of:=[.A28]*8" office:value-type="float" office:value="8" calcext:value-type="float">
            <text:p>8</text:p>
          </table:table-cell>
          <table:table-cell table:formula="of:=[.H28]*[.I28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TTINY84</text:p>
          </table:table-cell>
          <table:table-cell/>
          <table:table-cell office:value-type="string" calcext:value-type="string">
            <text:p>SOIC14</text:p>
          </table:table-cell>
          <table:table-cell office:value-type="string" calcext:value-type="string">
            <text:p>U$3</text:p>
          </table:table-cell>
          <table:table-cell office:value-type="string" calcext:value-type="string">
            <text:p>http://www.digikey.com/product-detail/en/ATTINY84A-SSU/ATTINY84A-SSU-ND/3046522</text:p>
          </table:table-cell>
          <table:table-cell office:value-type="string" calcext:value-type="string">
            <text:p>ATTINY84A-SSU-ND</text:p>
          </table:table-cell>
          <table:table-cell office:value-type="float" office:value="1.66" calcext:value-type="float">
            <text:p>1.66</text:p>
          </table:table-cell>
          <table:table-cell office:value-type="float" office:value="10" calcext:value-type="float">
            <text:p>10</text:p>
          </table:table-cell>
          <table:table-cell table:formula="of:=[.H29]*[.I29]" office:value-type="float" office:value="16.6" calcext:value-type="float">
            <text:p>16.6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STCE16M0V53-R0</text:p>
          </table:table-cell>
          <table:table-cell/>
          <table:table-cell office:value-type="string" calcext:value-type="string">
            <text:p>CSTCE16M0V53-R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http://www.digikey.com/product-detail/en/CSTCE16M0V53-R0/490-1198-1-ND/584635</text:p>
          </table:table-cell>
          <table:table-cell office:value-type="string" calcext:value-type="string">
            <text:p>490-1198-1-ND</text:p>
          </table:table-cell>
          <table:table-cell office:value-type="float" office:value="0.48" calcext:value-type="float">
            <text:p>0.48</text:p>
          </table:table-cell>
          <table:table-cell table:formula="of:=[.A30]*8" office:value-type="float" office:value="8" calcext:value-type="float">
            <text:p>8</text:p>
          </table:table-cell>
          <table:table-cell table:formula="of:=[.H30]*[.I30]" office:value-type="float" office:value="3.84" calcext:value-type="float">
            <text:p>3.84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RF6648</text:p>
          </table:table-cell>
          <table:table-cell/>
          <table:table-cell office:value-type="string" calcext:value-type="string">
            <text:p>IRF6648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http://www.digikey.com/product-detail/en/IRF6648TRPBF/IRF6648TRPBFCT-ND/1189869</text:p>
          </table:table-cell>
          <table:table-cell office:value-type="string" calcext:value-type="string">
            <text:p>IRF6648TRPBFCT-ND</text:p>
          </table:table-cell>
          <table:table-cell office:value-type="float" office:value="4.26" calcext:value-type="float">
            <text:p>4.26</text:p>
          </table:table-cell>
          <table:table-cell office:value-type="float" office:value="0" calcext:value-type="float">
            <text:p>0</text:p>
          </table:table-cell>
          <table:table-cell table:formula="of:=[.H31]*[.I31]" office:value-type="float" office:value="0" calcext:value-type="float">
            <text:p>0</text:p>
          </table:table-cell>
          <table:table-cell/>
          <table:table-cell office:value-type="string" calcext:value-type="string">
            <text:p>Salvage from Seabotix controller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M3480-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U$2</text:p>
          </table:table-cell>
          <table:table-cell office:value-type="string" calcext:value-type="string">
            <text:p>http://www.digikey.com/product-detail/en/LM3480IM3-5.0%2FNOPB/LM3480IM3-5.0%2FNOPBCT-ND/270751</text:p>
          </table:table-cell>
          <table:table-cell table:style-name="ce11" office:value-type="string" calcext:value-type="string">
            <text:p>LM3480IM3-5.0/NOPBCT-ND</text:p>
          </table:table-cell>
          <table:table-cell office:value-type="float" office:value="0.97" calcext:value-type="float">
            <text:p>0.97</text:p>
          </table:table-cell>
          <table:table-cell office:value-type="float" office:value="10" calcext:value-type="float">
            <text:p>10</text:p>
          </table:table-cell>
          <table:table-cell table:formula="of:=[.H32]*[.I32]" office:value-type="float" office:value="9.7" calcext:value-type="float">
            <text:p>9.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T3990</text:p>
          </table:table-cell>
          <table:table-cell/>
          <table:table-cell office:value-type="string" calcext:value-type="string">
            <text:p>LT3990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http://www.digikey.com/product-detail/en/LT3990EDD%23PBF/LT3990EDD%23PBF-ND/2297579</text:p>
          </table:table-cell>
          <table:table-cell table:style-name="ce11" office:value-type="string" calcext:value-type="string">
            <text:p>LT3990EDD#PBF-ND</text:p>
          </table:table-cell>
          <table:table-cell office:value-type="float" office:value="5.45" calcext:value-type="float">
            <text:p>5.45</text:p>
          </table:table-cell>
          <table:table-cell office:value-type="float" office:value="10" calcext:value-type="float">
            <text:p>10</text:p>
          </table:table-cell>
          <table:table-cell table:formula="of:=[.H33]*[.I33]" office:value-type="float" office:value="54.5" calcext:value-type="float">
            <text:p>54.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AX481CSA</text:p>
          </table:table-cell>
          <table:table-cell/>
          <table:table-cell office:value-type="string" calcext:value-type="string">
            <text:p>MAX481CSA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http://www.digikey.com/product-detail/en/MAX481CSA%2B/MAX481CSA%2B-ND/1495326</text:p>
          </table:table-cell>
          <table:table-cell table:style-name="ce11" office:value-type="string" calcext:value-type="string">
            <text:p>MAX481CSA+-ND</text:p>
          </table:table-cell>
          <table:table-cell office:value-type="float" office:value="4" calcext:value-type="float">
            <text:p>4</text:p>
          </table:table-cell>
          <table:table-cell table:formula="of:=[.A34]*8" office:value-type="float" office:value="8" calcext:value-type="float">
            <text:p>8</text:p>
          </table:table-cell>
          <table:table-cell table:formula="of:=[.H34]*[.I34]"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RA4003T3G</text:p>
          </table:table-cell>
          <table:table-cell/>
          <table:table-cell office:value-type="string" calcext:value-type="string">
            <text:p>MRA4003T3G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http://www.digikey.com/product-detail/en/MRA4003T3G/MRA4003T3GOSCT-ND/1139933</text:p>
          </table:table-cell>
          <table:table-cell office:value-type="string" calcext:value-type="string">
            <text:p>MRA4003T3GOSCT-ND</text:p>
          </table:table-cell>
          <table:table-cell office:value-type="float" office:value="0.31" calcext:value-type="float">
            <text:p>0.31</text:p>
          </table:table-cell>
          <table:table-cell table:formula="of:=[.A35]*8" office:value-type="float" office:value="32" calcext:value-type="float">
            <text:p>32</text:p>
          </table:table-cell>
          <table:table-cell table:formula="of:=[.H35]*[.I35]" office:value-type="float" office:value="9.92" calcext:value-type="float">
            <text:p>9.9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B2J310</text:p>
          </table:table-cell>
          <table:table-cell/>
          <table:table-cell office:value-type="string" calcext:value-type="string">
            <text:p>SOD-323F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http://www.digikey.com/product-detail/en/DB2J31000L/DB2J31000LCT-ND/2326085</text:p>
          </table:table-cell>
          <table:table-cell office:value-type="string" calcext:value-type="string">
            <text:p>DB2J31000LCT-ND</text:p>
          </table:table-cell>
          <table:table-cell office:value-type="float" office:value="0.27" calcext:value-type="float">
            <text:p>0.27</text:p>
          </table:table-cell>
          <table:table-cell table:formula="of:=[.A36]*8" office:value-type="float" office:value="8" calcext:value-type="float">
            <text:p>8</text:p>
          </table:table-cell>
          <table:table-cell table:formula="of:=[.H36]*[.I36]" office:value-type="float" office:value="2.16" calcext:value-type="float">
            <text:p>2.16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70uF or more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RADIAL-CAP</text:p>
          </table:table-cell>
          <table:table-cell table:number-columns-repeated="2"/>
          <table:table-cell table:style-name="ce2"/>
          <table:table-cell/>
          <table:table-cell office:value-type="float" office:value="0" calcext:value-type="float">
            <text:p>0</text:p>
          </table:table-cell>
          <table:table-cell table:formula="of:=[.H37]*[.I37]" office:value-type="float" office:value="0" calcext:value-type="float">
            <text:p>0</text:p>
          </table:table-cell>
          <table:table-cell/>
          <table:table-cell office:value-type="string" calcext:value-type="string">
            <text:p>Pull one out of electrolytic kit</text:p>
          </table:table-cell>
        </table:table-row>
        <table:table-row table:style-name="ro3">
          <table:table-cell table:style-name="Default"/>
          <table:table-cell table:style-name="Default" office:value-type="string" calcext:value-type="string">
            <text:p>LED1</text:p>
          </table:table-cell>
          <table:table-cell table:style-name="Default"/>
          <table:table-cell table:style-name="Default" office:value-type="float" office:value="603" calcext:value-type="float">
            <text:p>603</text:p>
          </table:table-cell>
          <table:table-cell table:style-name="Default"/>
          <table:table-cell table:style-name="Default" office:value-type="string" calcext:value-type="string">
            <text:p>http://www.digikey.com/product-detail/en/LG%20Q971-KN-1/475-1409-1-ND/1802597</text:p>
          </table:table-cell>
          <table:table-cell table:style-name="ce2" office:value-type="string" calcext:value-type="string">
            <text:p>475-1409-1-ND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table:formula="of:=[.H38]*[.I38]" office:value-type="float" office:value="0.8" calcext:value-type="float">
            <text:p>0.8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7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office:value-type="string" calcext:value-type="string">
            <text:p>Total</text:p>
          </table:table-cell>
          <table:table-cell table:formula="of:=SUM([.J6:.J38])" office:value-type="float" office:value="213.02" calcext:value-type="float">
            <text:p>213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0/00/0000</text:date>, <text:time style:data-style-name="N2" text:time-value="0000-00-00T23:58:26.1120230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Widloski</meta:initial-creator>
    <meta:creation-date>2014-07-22T20:28:07.820416206</meta:creation-date>
    <dc:date>2015-01-07T01:41:51.528224061</dc:date>
    <meta:editing-duration>PT10H4M22S</meta:editing-duration>
    <meta:editing-cycles>22</meta:editing-cycles>
    <meta:generator>LibreOffice/4.1.6.2$Linux_X86_64 LibreOffice_project/410$Build-2</meta:generator>
    <dc:creator>Evan Widloski</dc:creator>
    <meta:document-statistic meta:table-count="1" meta:cell-count="322" meta:object-count="0"/>
  </office:meta>
</office:document-meta>
</file>